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componentcss</text:p>
          </table:table-cell>
          <table:table-cell office:value-type="float" office:value="582" calcext:value-type="float">
            <text:p>58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B2]+[.C2]+[.D2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src/app/appcomponenthtml</text:p>
          </table:table-cell>
          <table:table-cell office:value-type="float" office:value="1446" calcext:value-type="float">
            <text:p>1446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table:formula="of:=[.B3]+[.C3]+[.D3]" office:value-type="float" office:value="1729" calcext:value-type="float">
            <text:p>1729</text:p>
          </table:table-cell>
        </table:table-row>
        <table:table-row table:style-name="ro1">
          <table:table-cell office:value-type="string" calcext:value-type="string">
            <text:p>src/app/appcomponentts</text:p>
          </table:table-cell>
          <table:table-cell office:value-type="float" office:value="1860" calcext:value-type="float">
            <text:p>1860</text:p>
          </table:table-cell>
          <table:table-cell office:value-type="float" office:value="339" calcext:value-type="float">
            <text:p>339</text:p>
          </table:table-cell>
          <table:table-cell office:value-type="float" office:value="688" calcext:value-type="float">
            <text:p>688</text:p>
          </table:table-cell>
          <table:table-cell table:formula="of:=[.B4]+[.C4]+[.D4]"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src/app/appmodulets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5]+[.C5]+[.D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rc/app/approuting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authguardservice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collaborateactivitie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]+[.C8]+[.D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activitiescomponent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+[.C9]+[.D9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collaborateactivities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]+[.C10]+[.D10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activityadd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collaborateactivityaddcomponent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]+[.C12]+[.D1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collaborateactivityadd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+[.C13]+[.D13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alert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]+[.C14]+[.D1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alertscomponent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]+[.C15]+[.D15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collaboratealerts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6]+[.C16]+[.D1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message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+[.C17]+[.D1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messagescomponent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]+[.C18]+[.D18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collaboratemessages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9]+[.C19]+[.D19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commentscomponent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0]+[.C20]+[.D20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commentscomponent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1]+[.C21]+[.D21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dashboardcommentscomponentts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22]+[.C22]+[.D2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dataqualitycomponentcs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3]+[.C23]+[.D23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rc/app/dashboarddataqualitycomponenthtm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4]+[.C24]+[.D24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dashboarddataqualitycomponentts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25]+[.C25]+[.D25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delet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]+[.C26]+[.D2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deletecomponent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7]+[.C27]+[.D2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delet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]+[.C28]+[.D28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description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]+[.C29]+[.D2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descriptioncomponent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]+[.C30]+[.D30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dashboarddescription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31]+[.C31]+[.D31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detailscomponent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2]+[.C32]+[.D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detailscomponent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+[.C33]+[.D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detailscomponentt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34]+[.C34]+[.D34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shboarddiscard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5]+[.C35]+[.D35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discardcomponent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6]+[.C36]+[.D36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discardcomponentts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37]+[.C37]+[.D37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shboardhelp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8]+[.C38]+[.D3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helpcomponenthtm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9]+[.C39]+[.D39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help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0]+[.C40]+[.D40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helpPresentation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1]+[.C41]+[.D4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helpPresentationcomponenthtm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2]+[.C42]+[.D4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app/dashboardhelpPresentationcomponentt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43]+[.C43]+[.D43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import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4]+[.C44]+[.D4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importcomponent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5]+[.C45]+[.D45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importcomponent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6]+[.C46]+[.D46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new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7]+[.C47]+[.D4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newcomponent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8]+[.C48]+[.D4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new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9]+[.C49]+[.D49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opencomponent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0]+[.C50]+[.D5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opencomponenthtm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1]+[.C51]+[.D51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rc/app/dashboardopencomponentts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B52]+[.C52]+[.D52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rc/app/dashboardprint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3]+[.C53]+[.D5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dashboardprintcomponent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4]+[.C54]+[.D5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print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55]+[.C55]+[.D55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renam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6]+[.C56]+[.D5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renamecomponent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7]+[.C57]+[.D57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rename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58]+[.C58]+[.D5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save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9]+[.C59]+[.D59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savecomponent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60]+[.C60]+[.D60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savecomponentts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61]+[.C61]+[.D6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schedul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+[.C62]+[.D6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schedulecomponent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3]+[.C63]+[.D63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schedule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4]+[.C64]+[.D64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setting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5]+[.C65]+[.D6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settingscomponent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6]+[.C66]+[.D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shboardsettingscomponent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7]+[.C67]+[.D67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shar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+[.C68]+[.D6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sharecomponent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dashboardshar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70]+[.C70]+[.D7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snapshot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1]+[.C71]+[.D7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snapshotscomponent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72]+[.C72]+[.D72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snapshotscomponentt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B73]+[.C73]+[.D73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rc/app/dashboardsubscrib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4]+[.C74]+[.D7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subscribecomponent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5]+[.C75]+[.D75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subscribecomponentt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76]+[.C76]+[.D76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dashboardtabcomponent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77]+[.C77]+[.D7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tabcomponent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8]+[.C78]+[.D78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tab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79]+[.C79]+[.D79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tagscomponentcs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0]+[.C80]+[.D80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shboardtagscomponent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81]+[.C81]+[.D81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tags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2]+[.C82]+[.D8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templat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3]+[.C83]+[.D8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templatecomponent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4]+[.C84]+[.D84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templat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5]+[.C85]+[.D85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them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6]+[.C86]+[.D8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themecomponent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7]+[.C87]+[.D87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them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8]+[.C88]+[.D8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treeviewcomponent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89]+[.C89]+[.D89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treeviewcomponent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0]+[.C90]+[.D90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shboardtreeviewcomponentts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91]+[.C91]+[.D9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rc/app/datacombinationcomponent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2]+[.C92]+[.D9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tacombinationcomponent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93]+[.C93]+[.D93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datacombinationcomponentt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94]+[.C94]+[.D94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rc/app/datapopupcomponentcss</text:p>
          </table:table-cell>
          <table:table-cell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table:formula="of:=[.B95]+[.C95]+[.D95]"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src/app/datapopupcomponenthtml</text:p>
          </table:table-cell>
          <table:table-cell office:value-type="float" office:value="845" calcext:value-type="float">
            <text:p>84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table:formula="of:=[.B96]+[.C96]+[.D96]"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src/app/datapopupcomponentts</text:p>
          </table:table-cell>
          <table:table-cell office:value-type="float" office:value="693" calcext:value-type="float">
            <text:p>693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table:formula="of:=[.B97]+[.C97]+[.D97]"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src/app/datarefreshcomponent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8]+[.C98]+[.D98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tarefreshcomponent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99]+[.C99]+[.D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datarefreshcomponentts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00]+[.C100]+[.D10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datashar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1]+[.C101]+[.D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tasharecomponent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2]+[.C102]+[.D102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tashare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03]+[.C103]+[.D103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global-functionservicets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04]+[.C104]+[.D104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global-variableservicets</text:p>
          </table:table-cell>
          <table:table-cell office:value-type="float" office:value="2414" calcext:value-type="float">
            <text:p>2414</text:p>
          </table:table-cell>
          <table:table-cell office:value-type="float" office:value="596" calcext:value-type="float">
            <text:p>596</text:p>
          </table:table-cell>
          <table:table-cell office:value-type="float" office:value="368" calcext:value-type="float">
            <text:p>368</text:p>
          </table:table-cell>
          <table:table-cell table:formula="of:=[.B105]+[.C105]+[.D105]" office:value-type="float" office:value="3378" calcext:value-type="float">
            <text:p>3378</text:p>
          </table:table-cell>
        </table:table-row>
        <table:table-row table:style-name="ro1">
          <table:table-cell office:value-type="string" calcext:value-type="string">
            <text:p>src/app/helpcomponent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6]+[.C106]+[.D10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helpcomponent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7]+[.C107]+[.D10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component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08]+[.C108]+[.D10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index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9]+[.C109]+[.D10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md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110]+[.C110]+[.D110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rc/app/landingcomponent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1]+[.C111]+[.D11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landingcomponenthtm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12]+[.C112]+[.D11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landingcomponentts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[.B113]+[.C113]+[.D113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rc/app/login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4]+[.C114]+[.D11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logincomponent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5]+[.C115]+[.D115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logincomponentts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16]+[.C116]+[.D116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logout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7]+[.C117]+[.D1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ogoutcomponent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8]+[.C118]+[.D118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logout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19]+[.C119]+[.D11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modelsts</text:p>
          </table:table-cell>
          <table:table-cell office:value-type="float" office:value="421" calcext:value-type="float">
            <text:p>421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120]+[.C120]+[.D120]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rc/app/myprofile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1]+[.C121]+[.D12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myprofilecomponenth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2]+[.C122]+[.D122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myprofile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23]+[.C123]+[.D123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pipefiltercomponent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24]+[.C124]+[.D12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preferences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5]+[.C125]+[.D1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preferencescomponent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26]+[.C126]+[.D12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preferences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27]+[.C127]+[.D127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roadmapmd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128]+[.C128]+[.D128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rc/app/shapedelete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9]+[.C129]+[.D129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shapedeletecomponent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0]+[.C130]+[.D130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shapedeletecomponentt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31]+[.C131]+[.D13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shapeeditcomponentcs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2]+[.C132]+[.D132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shapeeditcomponenthtml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33]+[.C133]+[.D133]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c/app/shapeeditcomponentts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34]+[.C134]+[.D134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rc/app/slicereditorcomponentcss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5]+[.C135]+[.D13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rc/app/slicereditorcomponenthtml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36]+[.C136]+[.D136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rc/app/slicereditorcomponentts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[.B137]+[.C137]+[.D137]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rc/app/slicersinglecomponentcs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8]+[.C138]+[.D13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slicersinglecomponentht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9]+[.C139]+[.D139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slicersinglecomponentts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B140]+[.C140]+[.D14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rc/app/slicertablistcomponent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41]+[.C141]+[.D141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slicertablistcomponent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42]+[.C142]+[.D142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slicertablistcomponentts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143]+[.C143]+[.D143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rc/app/statusbarcomponentcss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144]+[.C144]+[.D144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statusbarcomponenthtml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45]+[.C145]+[.D145]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rc/app/statusbarcomponentts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[.B146]+[.C146]+[.D146]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src/app/systemsettings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7]+[.C147]+[.D14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systemsettingscomponenthtm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48]+[.C148]+[.D14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systemsettings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49]+[.C149]+[.D14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tableeditorcomponentcss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0]+[.C150]+[.D15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tableeditorcomponenthtml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151]+[.C151]+[.D151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rc/app/tableeditorcomponentts</text:p>
          </table:table-cell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formula="of:=[.B152]+[.C152]+[.D152]"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src/app/tablesinglecomponentcss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B153]+[.C153]+[.D153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tablesinglecomponenthtm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4]+[.C154]+[.D154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tablesinglecomponentts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155]+[.C155]+[.D155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app/testdelaydirective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6]+[.C156]+[.D15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ngifdirective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57]+[.C157]+[.D15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offlin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8]+[.C158]+[.D15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userofflinecomponent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9]+[.C159]+[.D159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userofflinecomponentts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60]+[.C160]+[.D160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usershapebuttonbarcomponent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1]+[.C161]+[.D16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usershapebuttonbarcomponent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2]+[.C162]+[.D16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usershapebuttonbarcomponentt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63]+[.C163]+[.D16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userwidgetbuttonbarcomponentc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64]+[.C164]+[.D164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userwidgetbuttonbarcomponenthtm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5]+[.C165]+[.D165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userwidgetbuttonbarcomponentt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66]+[.C166]+[.D16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widgetcheckpoints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7]+[.C167]+[.D16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widgetcheckpointscomponent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8]+[.C168]+[.D168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widgetcheckpointscomponentts</text:p>
          </table:table-cell>
          <table:table-cell office:value-type="float" office:value="874" calcext:value-type="float">
            <text:p>87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169]+[.C169]+[.D169]"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src/app/widgetdeletecomponentcss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70]+[.C170]+[.D170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rc/app/widgetdeletecomponent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71]+[.C171]+[.D171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widgetdeletecomponentts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172]+[.C172]+[.D172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widgeteditorcomponentcs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73]+[.C173]+[.D173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rc/app/widgeteditorcomponenthtml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174]+[.C174]+[.D174]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src/app/widgeteditorcomponentts</text:p>
          </table:table-cell>
          <table:table-cell office:value-type="float" office:value="543" calcext:value-type="float">
            <text:p>543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table:formula="of:=[.B175]+[.C175]+[.D175]"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src/app/widgetexpandcomponentcs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6]+[.C176]+[.D176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widgetexpandcomponent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77]+[.C177]+[.D17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widgetexpandcomponentts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78]+[.C178]+[.D178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widgetexport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79]+[.C179]+[.D179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widgetexportcomponent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80]+[.C180]+[.D18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widgetexport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81]+[.C181]+[.D18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widgetlinkscomponent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82]+[.C182]+[.D182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widgetlinkscomponent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3]+[.C183]+[.D183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widgetlinkscomponentts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B184]+[.C184]+[.D184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widgetsinglecomponent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5]+[.C185]+[.D1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widgetsinglecomponent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6]+[.C186]+[.D18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singlecomponentts</text:p>
          </table:table-cell>
          <table:table-cell office:value-type="float" office:value="288" calcext:value-type="float">
            <text:p>28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formula="of:=[.B187]+[.C187]+[.D187]" office:value-type="float" office:value="412" calcext:value-type="float">
            <text:p>412</text:p>
          </table:table-cell>
        </table:table-row>
        <table:table-row table:style-name="ro1">
          <table:table-cell/>
          <table:table-cell table:formula="of:=SUM([.B1:.B187])" office:value-type="float" office:value="20133" calcext:value-type="float">
            <text:p>20133</text:p>
          </table:table-cell>
          <table:table-cell table:formula="of:=SUM([.C1:.C187])" office:value-type="float" office:value="2269" calcext:value-type="float">
            <text:p>2269</text:p>
          </table:table-cell>
          <table:table-cell table:formula="of:=SUM([.D1:.D187])" office:value-type="float" office:value="3691" calcext:value-type="float">
            <text:p>3691</text:p>
          </table:table-cell>
          <table:table-cell table:formula="of:=[.B188]+[.C188]+[.D188]" office:value-type="float" office:value="26093" calcext:value-type="float">
            <text:p>26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50:35.227831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4:56:44.888145113</dc:date>
    <dc:creator>Dr Jannie Immelman</dc:creator>
    <meta:editing-duration>PT9M59S</meta:editing-duration>
    <meta:editing-cycles>2</meta:editing-cycles>
    <meta:generator>LibreOffice/5.1.6.2$Linux_X86_64 LibreOffice_project/10m0$Build-2</meta:generator>
    <meta:document-statistic meta:table-count="1" meta:cell-count="939" meta:object-count="0"/>
  </office:meta>
</office:document-meta>
</file>